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webkit-standard" svg:font-family="webkit-standard"/>
  </office:font-face-decls>
  <office:automatic-styles>
    <style:style style:name="Table1" style:family="table">
      <style:table-properties style:width="6.2576in" fo:margin-left="0.0035in" fo:margin-top="0in" fo:margin-bottom="0in" table:align="left" style:writing-mode="lr-tb"/>
    </style:style>
    <style:style style:name="Table1.A" style:family="table-column">
      <style:table-column-properties style:column-width="0.4903in"/>
    </style:style>
    <style:style style:name="Table1.B" style:family="table-column">
      <style:table-column-properties style:column-width="2.5792in"/>
    </style:style>
    <style:style style:name="Table1.C" style:family="table-column">
      <style:table-column-properties style:column-width="0.9382in"/>
    </style:style>
    <style:style style:name="Table1.D" style:family="table-column">
      <style:table-column-properties style:column-width="1.0653in"/>
    </style:style>
    <style:style style:name="Table1.E" style:family="table-column">
      <style:table-column-properties style:column-width="1.1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fo:padding-left="0.075in" fo:padding-right="0.075in" fo:padding-top="0in" fo:padding-bottom="0in" fo:border-left="0.5pt solid #000000" fo:border-right="none" fo:border-top="none" fo:border-bottom="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style:letter-kerning="tru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9c230" officeooo:paragraph-rsid="0019c230" style:letter-kerning="tru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a4b9e" officeooo:paragraph-rsid="001a4b9e" style:letter-kerning="tru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a8759" officeooo:paragraph-rsid="001a8759" style:letter-kerning="true" style:font-name-asian="Calibri1" style:font-size-asian="11pt" style:language-asian="en" style:country-asian="US" style:font-size-complex="11pt" style:language-complex="ar" style:country-complex="SA"/>
    </style:style>
    <style:style style:name="P5" style:family="paragraph" style:parent-style-name="Standard">
      <style:text-properties officeooo:rsid="0019c230" officeooo:paragraph-rsid="0019c230"/>
    </style:style>
    <style:style style:name="P6" style:family="paragraph" style:parent-style-name="List_20_Paragraph" style:list-style-name="WWNum2"/>
    <style:style style:name="P7" style:family="paragraph" style:parent-style-name="List_20_Paragraph" style:list-style-name="WWNum2">
      <style:text-properties officeooo:rsid="0019c230" officeooo:paragraph-rsid="0019c230"/>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c1b73" officeooo:paragraph-rsid="001c1b73" style:letter-kerning="tru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a4b9e" officeooo:paragraph-rsid="001a4b9e" style:letter-kerning="true" style:font-name-asian="Calibri1" style:font-size-asian="11pt" style:language-asian="en" style:country-asian="US" style:font-size-complex="11pt" style:language-complex="ar" style:country-complex="SA"/>
    </style:style>
    <style:style style:name="P10" style:family="paragraph" style:parent-style-name="Standard">
      <style:text-properties officeooo:paragraph-rsid="0019c230"/>
    </style:style>
    <style:style style:name="P11" style:family="paragraph" style:parent-style-name="Standard">
      <style:text-properties officeooo:paragraph-rsid="001dbdab"/>
    </style:style>
    <style:style style:name="P12" style:family="paragraph" style:parent-style-name="Standard" style:list-style-name="L2">
      <style:text-properties officeooo:paragraph-rsid="001dbdab"/>
    </style:style>
    <style:style style:name="P13" style:family="paragraph" style:parent-style-name="Standard" style:list-style-name="L3">
      <style:text-properties officeooo:paragraph-rsid="001dbdab"/>
    </style:style>
    <style:style style:name="P14" style:family="paragraph" style:parent-style-name="Standard" style:list-style-name="L2">
      <style:text-properties officeooo:rsid="001dbdab" officeooo:paragraph-rsid="001dbdab"/>
    </style:style>
    <style:style style:name="P15" style:family="paragraph" style:parent-style-name="Standard" style:list-style-name="L4">
      <style:text-properties officeooo:rsid="001dbdab" officeooo:paragraph-rsid="001dbdab"/>
    </style:style>
    <style:style style:name="P16" style:family="paragraph" style:parent-style-name="Standard" style:list-style-name="L3">
      <style:text-properties officeooo:rsid="001dd865" officeooo:paragraph-rsid="001dd865"/>
    </style:style>
    <style:style style:name="T1" style:family="text">
      <style:text-properties officeooo:rsid="0019c230"/>
    </style:style>
    <style:style style:name="T2" style:family="text">
      <style:text-properties officeooo:rsid="001c1b73"/>
    </style:style>
    <style:style style:name="T3" style:family="text">
      <style:text-properties officeooo:rsid="001dbdab"/>
    </style:style>
    <style:style style:name="T4" style:family="text">
      <style:text-properties officeooo:rsid="001dd865"/>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TP – Aufgabe 2: Projektbeschreibung (Sollkonzept)</text:p>
      <text:p text:style-name="Standard">Kranz, Reher</text:p>
      <text:p text:style-name="Standard">Ziel: Entwicklung eines netzwerkfähigen Schachspiels, das sowohl lokale als auch Online-Spielmöglichkeiten bietet.</text:p>
      <text:p text:style-name="Standard"/>
      <text:p text:style-name="Standard">Kurzbeschreibung:</text:p>
      <text:p text:style-name="P10">Das geplante Projekt umfasst die Entwicklung eines Schachspiels, das lokal auf den Computern der Nutzer installiert wird. Das Programm ermöglicht es den Nutzern, entweder direkt an einem Rechner gegeneinander anzutreten oder sich mit einem Server zu verbinden, um über das Netzwerk gegen andere Nutzer zu spielen. </text:p>
      <text:p text:style-name="P10"/>
      <text:p text:style-name="P10">Funktionalitäten:</text:p>
      <text:p text:style-name="P11"><text:span text:style-name="T3">1. </text:span>Spieloberfläche und Benutzerführung:</text:p>
      <text:list text:style-name="L4">
        <text:list-item>
          <text:p text:style-name="P15">Der Nutzer hat ein Hauptmenü wo er auswählen kann ob er ein Lokales- oder ein Onlinespiel starten möchte. Außerdem soll er die Möglichkeit haben Einstellungen vorzunehmen oder das Spiel zu beenden.</text:p>
        </text:list-item>
      </text:list>
      <text:list text:style-name="L2">
        <text:list-item>
          <text:p text:style-name="P12">Darstellung eines Schachbretts für jeden Nutzer <text:span text:style-name="T3">bzw. eines Schachbrettes bei einem lokalen Spiel.</text:span></text:p>
        </text:list-item>
        <text:list-item>
          <text:p text:style-name="P12">Anzeige aller möglichen Züge für eine ausgewählte Figur, wenn der Spieler am Zug ist. </text:p>
        </text:list-item>
        <text:list-item>
          <text:p text:style-name="P14">Der gewählte Zug wird nach allen Schach-Regeln validiert und anschließend umgesetzt.</text:p>
        </text:list-item>
        <text:list-item>
          <text:p text:style-name="P12">Bei einem Netzwerkspiel wird der Zug an den Server übermittelt, dort validiert und anschließend an beide beteiligten Nutzer weitergeleitet <text:span text:style-name="T3">und dort umgesetzt</text:span>.</text:p>
        </text:list-item>
        <text:list-item>
          <text:p text:style-name="P14">Der Nutzer hat außerdem die Möglichkeit ein Spiel zu beenden, d.h. aufzugeben oder dem Gegner ein unentschieden anzubieten.</text:p>
        </text:list-item>
        <text:list-item>
          <text:p text:style-name="P14">Das Spiel ermittelt den korrekten Sieger und zeigt dies nach Abschluss des Spiels beiden Parteien an.</text:p>
        </text:list-item>
      </text:list>
      <text:p text:style-name="P11"><text:span text:style-name="T3">2. </text:span>Erweiterte Funktionen: <text:span text:style-name="T4">(Optional)</text:span></text:p>
      <text:list text:style-name="L3">
        <text:list-item>
          <text:p text:style-name="P13">Zugnotation und Historie: <text:span text:style-name="T4">N</text:span>utzer die Notation der Züge sowie die Historie der vorherigen Züge einsehen.</text:p>
        </text:list-item>
        <text:list-item>
          <text:p text:style-name="P13">Zeitbegrenzung: Optional ist die Implementierung einer Uhr oder eines Timers zur Begrenzung der Bedenkzeit für die Spieler vorgesehen.</text:p>
        </text:list-item>
        <text:list-item>
          <text:p text:style-name="P13"><text:soft-page-break/>Spielmodi und Variationen: Auswahl verschiedener Spielmodi, einschließlich spezieller Varianten wie Chess960.</text:p>
        </text:list-item>
        <text:list-item>
          <text:p text:style-name="P16">Der Nutzer hat die möglichkeit seinen (Online) bzw. beide (Lokal) Namen einzugeben. Dieser wird auf dem Schachbrett sowie in der Endinformation zum Spielsieger angezeig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Prio</text:p>
          </table:table-cell>
          <table:table-cell table:style-name="Table1.B1" office:value-type="string">
            <text:p text:style-name="P8">Aufgabe</text:p>
          </table:table-cell>
          <table:table-cell table:style-name="Table1.A1" office:value-type="string">
            <text:p text:style-name="P3">Bearbeiter</text:p>
          </table:table-cell>
          <table:table-cell table:style-name="Table1.A1" office:value-type="string">
            <text:p text:style-name="P1">Zeitaufwand SOLL</text:p>
          </table:table-cell>
          <table:table-cell table:style-name="Table1.A1" office:value-type="string">
            <text:p text:style-name="P1">Zeitaufwand IST</text:p>
          </table:table-cell>
        </table:table-row>
        <table:table-row table:style-name="Table1.1">
          <table:table-cell table:style-name="Table1.A1" office:value-type="string">
            <text:p text:style-name="P2">1</text:p>
          </table:table-cell>
          <table:table-cell table:style-name="Table1.B1" office:value-type="string">
            <text:p text:style-name="P8">Grundlegende Architektur</text:p>
            <text:p text:style-name="P8">- MVC Ansatz, Trennung von Applikation, UI und Schachlogik</text:p>
            <text:p text:style-name="P8">- API Methoden</text:p>
          </table:table-cell>
          <table:table-cell table:style-name="Table1.A1" office:value-type="string">
            <text:p text:style-name="P3">Marlon</text:p>
          </table:table-cell>
          <table:table-cell table:style-name="Table1.A1" office:value-type="string">
            <text:p text:style-name="P8">4</text:p>
          </table:table-cell>
          <table:table-cell table:style-name="Table1.A1" office:value-type="string">
            <text:p text:style-name="P8">5 (DONE)</text:p>
          </table:table-cell>
        </table:table-row>
        <table:table-row table:style-name="Table1.1">
          <table:table-cell table:style-name="Table1.A1" office:value-type="string">
            <text:p text:style-name="P3">2</text:p>
          </table:table-cell>
          <table:table-cell table:style-name="Table1.B1" office:value-type="string">
            <text:p text:style-name="P3">Schachlogik</text:p>
          </table:table-cell>
          <table:table-cell table:style-name="Table1.A1" office:value-type="string">
            <text:p text:style-name="P3">Laurent</text:p>
          </table:table-cell>
          <table:table-cell table:style-name="Table1.A1" office:value-type="string">
            <text:p text:style-name="P3">10</text:p>
          </table:table-cell>
          <table:table-cell table:style-name="Table1.A1" office:value-type="string">
            <text:p text:style-name="P1"/>
          </table:table-cell>
        </table:table-row>
        <table:table-row table:style-name="Table1.1">
          <table:table-cell table:style-name="Table1.A1" office:value-type="string">
            <text:p text:style-name="P3">3</text:p>
          </table:table-cell>
          <table:table-cell table:style-name="Table1.B1" office:value-type="string">
            <text:p text:style-name="P3">Spiel UI</text:p>
            <text:p text:style-name="P3">- <text:span text:style-name="T2">Brett anzeigen</text:span></text:p>
            <text:p text:style-name="P3">- <text:span text:style-name="T2">Felder/Figuren klickbar machen</text:span></text:p>
            <text:p text:style-name="P3">- <text:span text:style-name="T2">Mögliche Züge &amp; aktuellen Spieler anzeigen</text:span></text:p>
            <text:p text:style-name="P3">- <text:span text:style-name="T2">Züge durchführen</text:span></text:p>
            <text:p text:style-name="P3">- <text:span text:style-name="T2">Dynamisch auf Änderungen im Spiel reagieren</text:span></text:p>
          </table:table-cell>
          <table:table-cell table:style-name="Table1.A1" office:value-type="string">
            <text:p text:style-name="P3">Marlon</text:p>
          </table:table-cell>
          <table:table-cell table:style-name="Table1.A1" office:value-type="string">
            <text:p text:style-name="P3">8</text:p>
          </table:table-cell>
          <table:table-cell table:style-name="Table1.A1" office:value-type="string">
            <text:p text:style-name="P8">8 (in progress)</text:p>
          </table:table-cell>
        </table:table-row>
        <table:table-row table:style-name="Table1.1">
          <table:table-cell table:style-name="Table1.A1" office:value-type="string">
            <text:p text:style-name="P3">4</text:p>
          </table:table-cell>
          <table:table-cell table:style-name="Table1.B1" office:value-type="string">
            <text:p text:style-name="P3">Hauptmenü</text:p>
            <text:p text:style-name="P3">- <text:span text:style-name="T2">Lokales Spiel</text:span></text:p>
            <text:p text:style-name="P3">- <text:span text:style-name="T2">Online Spiel</text:span></text:p>
            <text:p text:style-name="P3">- <text:span text:style-name="T2">(Einstellungen?)</text:span></text:p>
            <text:p text:style-name="P3">- <text:span text:style-name="T2">Beenden</text:span></text:p>
          </table:table-cell>
          <table:table-cell table:style-name="Table1.A1" office:value-type="string">
            <text:p text:style-name="P3">Marlon</text:p>
          </table:table-cell>
          <table:table-cell table:style-name="Table1.A1" office:value-type="string">
            <text:p text:style-name="P3">3</text:p>
          </table:table-cell>
          <table:table-cell table:style-name="Table1.A1" office:value-type="string">
            <text:p text:style-name="P4">4 <text:span text:style-name="T2">(DONE)</text:span></text:p>
          </table:table-cell>
        </table:table-row>
        <table:table-row table:style-name="Table1.1">
          <table:table-cell table:style-name="Table1.A1" office:value-type="string">
            <text:p text:style-name="P3">5</text:p>
          </table:table-cell>
          <table:table-cell table:style-name="Table1.B1" office:value-type="string">
            <text:p text:style-name="P3">Lokales Spiel implementieren</text:p>
          </table:table-cell>
          <table:table-cell table:style-name="Table1.A1" office:value-type="string">
            <text:p text:style-name="P3">Beide</text:p>
          </table:table-cell>
          <table:table-cell table:style-name="Table1.A1" office:value-type="string">
            <text:p text:style-name="P3">8</text:p>
          </table:table-cell>
          <table:table-cell table:style-name="Table1.A1" office:value-type="string">
            <text:p text:style-name="P1"/>
          </table:table-cell>
        </table:table-row>
        <table:table-row table:style-name="Table1.1">
          <table:table-cell table:style-name="Table1.A1" office:value-type="string">
            <text:p text:style-name="P3">6</text:p>
          </table:table-cell>
          <table:table-cell table:style-name="Table1.B1" office:value-type="string">
            <text:p text:style-name="P3">Server entwickeln</text:p>
          </table:table-cell>
          <table:table-cell table:style-name="Table1.A1" office:value-type="string">
            <text:p text:style-name="P1"/>
          </table:table-cell>
          <table:table-cell table:style-name="Table1.A1" office:value-type="string">
            <text:p text:style-name="P3">4</text:p>
          </table:table-cell>
          <table:table-cell table:style-name="Table1.A1" office:value-type="string">
            <text:p text:style-name="P1"/>
          </table:table-cell>
        </table:table-row>
        <table:table-row table:style-name="Table1.1">
          <table:table-cell table:style-name="Table1.A8" office:value-type="string">
            <text:p text:style-name="P3">7</text:p>
          </table:table-cell>
          <table:table-cell table:style-name="Table1.B8" office:value-type="string">
            <text:p text:style-name="P3">Online Spiel implementieren</text:p>
          </table:table-cell>
          <table:table-cell table:style-name="Table1.A8" office:value-type="string">
            <text:p text:style-name="P1"/>
          </table:table-cell>
          <table:table-cell table:style-name="Table1.A8" office:value-type="string">
            <text:p text:style-name="P3">4</text:p>
          </table:table-cell>
          <table:table-cell table:style-name="Table1.A8" office:value-type="string">
            <text:p text:style-name="P1"/>
          </table:table-cell>
        </table:table-row>
        <table:table-row table:style-name="Table1.1">
          <table:table-cell table:style-name="Table1.A8" office:value-type="string">
            <text:p text:style-name="P3">8</text:p>
          </table:table-cell>
          <table:table-cell table:style-name="Table1.B8" office:value-type="string">
            <text:p text:style-name="P3">Grafikdesign</text:p>
            <text:p text:style-name="P3">- <text:span text:style-name="T2">Farbschema</text:span></text:p>
            <text:p text:style-name="P3">- <text:span text:style-name="T2">Eigene Elemente (Buttons, Dialogfelder etc.)</text:span></text:p>
            <text:p text:style-name="P3">- <text:span text:style-name="T2">Figuren</text:span></text:p>
            <text:p text:style-name="P8">- Schachbrett</text:p>
          </table:table-cell>
          <table:table-cell table:style-name="Table1.A8" office:value-type="string">
            <text:p text:style-name="P8">Marlon</text:p>
          </table:table-cell>
          <table:table-cell table:style-name="Table1.A8" office:value-type="string">
            <text:p text:style-name="P3">10</text:p>
          </table:table-cell>
          <table:table-cell table:style-name="Table1.A8" office:value-type="string">
            <text:p text:style-name="P8">6 (in progress)</text:p>
          </table:table-cell>
        </table:table-row>
        <table:table-row table:style-name="Table1.1">
          <table:table-cell table:style-name="Table1.A8" office:value-type="string">
            <text:p text:style-name="P8">9</text:p>
          </table:table-cell>
          <table:table-cell table:style-name="Table1.B8" office:value-type="string">
            <text:p text:style-name="P8">Tests</text:p>
          </table:table-cell>
          <table:table-cell table:style-name="Table1.A8" office:value-type="string">
            <text:p text:style-name="P8">Beide</text:p>
          </table:table-cell>
          <table:table-cell table:style-name="Table1.A8" office:value-type="string">
            <text:p text:style-name="P8">4</text:p>
          </table:table-cell>
          <table:table-cell table:style-name="Table1.A8" office:value-type="string">
            <text:p text:style-name="P8">1 (in progress)</text:p>
          </table:table-cell>
        </table:table-row>
        <table:table-row table:style-name="Table1.1">
          <table:table-cell table:style-name="Table1.A8" office:value-type="string">
            <text:p text:style-name="P8">10</text:p>
          </table:table-cell>
          <table:table-cell table:style-name="Table1.B8" office:value-type="string">
            <text:p text:style-name="P8">Dokumentation</text:p>
          </table:table-cell>
          <table:table-cell table:style-name="Table1.A8" office:value-type="string">
            <text:p text:style-name="P8">Beide</text:p>
          </table:table-cell>
          <table:table-cell table:style-name="Table1.A8" office:value-type="string">
            <text:p text:style-name="P8">4</text:p>
          </table:table-cell>
          <table:table-cell table:style-name="Table1.A8" office:value-type="string">
            <text:p text:style-name="P8"><text:span text:style-name="T3">2</text:span> (in progress)</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P5">Notwendige Schritte (Ungefähre Reihenfolge nach Priorität):</text:p>
      <text:list text:style-name="WWNum2">
        <text:list-item>
          <text:p text:style-name="P6"><text:span text:style-name="T1">Erstellen </text:span>eine<text:span text:style-name="T1">r dynamischen GUI mit Menü, Server/Netzwerkspiel Bildschirm und dem eigentlichen Spiel</text:span></text:p>
        </text:list-item>
        <text:list-item>
          <text:p text:style-name="P7">Schachbrett und Figuren sowie Regeln implementieren</text:p>
        </text:list-item>
        <text:list-item>
          <text:p text:style-name="P6">Automatisches Aufstellen der Spielfiguren zu Spielbeginn</text:p>
        </text:list-item>
        <text:list-item>
          <text:p text:style-name="P7">Berechnung von validen Zügen</text:p>
        </text:list-item>
        <text:list-item>
          <text:p text:style-name="P7">Logik für mehrere Nutzer implemetieren, entweder lokal abwechselnd oder via Netzwerk</text:p>
        </text:list-item>
        <text:list-item>
          <text:p text:style-name="P7">Server mit Verbingung zu mind. 2 Clients</text:p>
        </text:list-item>
        <text:list-item>
          <text:p text:style-name="P7">Serverseitige validierung der Spielzüge und synchronisierung der Spielstände beider Spieler</text:p>
        </text:list-item>
        <text:list-item>
          <text:p text:style-name="P6">Erkennung von Spielende durch Patt, Matt, Stellungswiederholung</text:p>
        </text:list-item>
        <text:list-item>
          <text:p text:style-name="P6">Anzeige über Spielstand</text:p>
        </text:list-item>
        <text:list-item>
          <text:p text:style-name="P7">Grafiken &amp; Effekte einbauen, ggf. Animationen</text:p>
        </text:list-item>
        <text:list-item>
          <text:p text:style-name="P6">Notation der Spielzüge <text:span text:style-name="T1">ermitteln und anzeigen</text:span></text:p>
        </text:list-item>
        <text:list-item>
          <text:p text:style-name="P6">Implementation einer Uhr <text:span text:style-name="T1">und Zeitbegrenzung</text:span></text:p>
        </text:list-item>
        <text:list-item>
          <text:p text:style-name="P7">Regelvariationen inkl. Auswahlmenü</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ent Reher</meta:initial-creator>
    <meta:editing-cycles>6</meta:editing-cycles>
    <meta:creation-date>2024-04-25T14:05:00</meta:creation-date>
    <dc:date>2024-06-23T20:53:48.822802206</dc:date>
    <meta:editing-duration>PT32M21S</meta:editing-duration>
    <meta:generator>LibreOffice/24.2.4.2$Linux_X86_64 LibreOffice_project/420$Build-2</meta:generator>
    <meta:document-statistic meta:table-count="1" meta:image-count="0" meta:object-count="0" meta:page-count="3" meta:paragraph-count="97" meta:word-count="510" meta:character-count="3478" meta:non-whitespace-character-count="3086"/>
    <meta:user-defined meta:name="AppVersion">16.0000</meta:user-defined>
    <meta:template xlink:type="simple" xlink:actuate="onRequest" xlink:title="Normal" xlink:href=""/>
  </office:meta>
</office:document-meta>
</file>